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begin{figure}</text:p>
      <text:p text:style-name="P6"><text:s/>\centering</text:p>
      <text:p text:style-name="P6"><text:s/>\includegraphics[width=300px]{pic/BDDmodel.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text:s/>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text:p>
      <text:p text:style-name="P6">\item[Vývoj] </text:p>
      <text:p text:style-name="P6">\item[Testovanie] </text:p>
      <text:p text:style-name="P6">\item[Nasadenie] </text:p>
      <text:p text:style-name="P6">\end{description} <text:s/></text:p>
      <text:p text:style-name="P6"/>
      <text:p text:style-name="P6">\section{Využité role}</text:p>
      <text:p text:style-name="P6"/>
      <text:p text:style-name="P6">\begin{description}</text:p>
      <text:p text:style-name="P6">\item[Firemný analytik] </text:p>
      <text:p text:style-name="P6">\item[Návrhár]</text:p>
      <text:p text:style-name="P6">\item[Vývojár]</text:p>
      <text:p text:style-name="P6">\item[Tester]</text:p>
      <text:p text:style-name="P6">%\item[Správca systému] <text:s text:c="3"/></text:p>
      <text:p text:style-name="P6">\end{description}</text:p>
      <text:p text:style-name="P6"/>
      <text:p text:style-name="P6"><text:soft-page-break/>\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9T10:03:43</dc:date>
    <dc:creator>Miroslav Ligas</dc:creator>
    <meta:editing-duration>PT297H25M46S</meta:editing-duration>
    <meta:editing-cycles>109</meta:editing-cycles>
    <meta:generator>OpenOffice.org/3.0$Linux OpenOffice.org_project/300m15$Build-9379</meta:generator>
    <meta:document-statistic meta:table-count="0" meta:image-count="0" meta:object-count="0" meta:page-count="22" meta:paragraph-count="362" meta:word-count="7756" meta:character-count="59165"/>
    <meta:user-defined meta:name="Info 1"/>
    <meta:user-defined meta:name="Info 2"/>
    <meta:user-defined meta:name="Info 3"/>
    <meta:user-defined meta:name="Info 4"/>
  </office:meta>
</office:document-meta>
</file>